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Liberation Mono" fo:font-size="10pt" officeooo:rsid="0060c86f" officeooo:paragraph-rsid="0060c86f" style:font-size-asian="8.75pt" style:font-size-complex="10pt"/>
    </style:style>
    <style:style style:name="P2" style:family="paragraph" style:parent-style-name="Standard">
      <style:paragraph-properties style:line-height-at-least="0.198in"/>
      <style:text-properties fo:color="#000000" style:font-name="Liberation Mono" fo:font-size="10pt" officeooo:rsid="0060c86f" officeooo:paragraph-rsid="0060e51d" style:font-size-asian="8.75pt" style:font-size-complex="10pt"/>
    </style:style>
    <style:style style:name="P3" style:family="paragraph" style:parent-style-name="Standard">
      <style:paragraph-properties style:line-height-at-least="0.198in"/>
      <style:text-properties fo:color="#000000" style:font-name="Liberation Mono" fo:font-size="10pt" officeooo:rsid="0060e51d" officeooo:paragraph-rsid="0060e51d" style:font-size-asian="8.75pt" style:font-size-complex="10pt"/>
    </style:style>
    <style:style style:name="P4" style:family="paragraph" style:parent-style-name="Standard">
      <style:paragraph-properties style:line-height-at-least="0.198in"/>
      <style:text-properties fo:color="#000000" style:font-name="Liberation Mono" fo:font-size="10pt" officeooo:rsid="0060e51d" officeooo:paragraph-rsid="007d33a2" style:font-size-asian="8.75pt" style:font-size-complex="10pt"/>
    </style:style>
    <style:style style:name="P5" style:family="paragraph" style:parent-style-name="Standard">
      <style:paragraph-properties style:line-height-at-least="0.198in"/>
      <style:text-properties fo:color="#000000" style:font-name="Liberation Mono" fo:font-size="10pt" officeooo:rsid="0060e51d" officeooo:paragraph-rsid="0082971a" style:font-size-asian="8.75pt" style:font-size-complex="10pt"/>
    </style:style>
    <style:style style:name="P6" style:family="paragraph" style:parent-style-name="Standard">
      <style:paragraph-properties style:line-height-at-least="0.198in"/>
      <style:text-properties fo:color="#000000" style:font-name="Liberation Mono" fo:font-size="10pt" officeooo:rsid="00747452" officeooo:paragraph-rsid="00747452" style:font-size-asian="8.75pt" style:font-size-complex="10pt"/>
    </style:style>
    <style:style style:name="P7" style:family="paragraph" style:parent-style-name="Standard">
      <style:paragraph-properties style:line-height-at-least="0.198in"/>
      <style:text-properties fo:color="#000000" style:font-name="Liberation Mono" fo:font-size="10pt" officeooo:rsid="00747452" officeooo:paragraph-rsid="007a4c02" style:font-size-asian="8.75pt" style:font-size-complex="10pt"/>
    </style:style>
    <style:style style:name="P8" style:family="paragraph" style:parent-style-name="Standard">
      <style:paragraph-properties style:line-height-at-least="0.198in"/>
      <style:text-properties fo:color="#000000" style:font-name="Liberation Mono" fo:font-size="10pt" officeooo:rsid="007a4c02" officeooo:paragraph-rsid="007a4c02" style:font-size-asian="8.75pt" style:font-size-complex="10pt"/>
    </style:style>
    <style:style style:name="P9" style:family="paragraph" style:parent-style-name="Standard">
      <style:paragraph-properties style:line-height-at-least="0.198in"/>
      <style:text-properties fo:color="#000000" style:font-name="Liberation Mono" fo:font-size="10pt" officeooo:rsid="007ca93c" officeooo:paragraph-rsid="007ca93c" style:font-size-asian="8.75pt" style:font-size-complex="10pt"/>
    </style:style>
    <style:style style:name="P10" style:family="paragraph" style:parent-style-name="Standard">
      <style:paragraph-properties style:line-height-at-least="0.198in"/>
      <style:text-properties fo:color="#000000" style:font-name="Liberation Mono" fo:font-size="10pt" officeooo:rsid="007d33a2" officeooo:paragraph-rsid="007d33a2" style:font-size-asian="8.75pt" style:font-size-complex="10pt"/>
    </style:style>
    <style:style style:name="P11" style:family="paragraph" style:parent-style-name="Standard">
      <style:paragraph-properties style:line-height-at-least="0.198in"/>
      <style:text-properties fo:color="#000000" style:font-name="Liberation Mono" fo:font-size="10pt" fo:font-weight="bold" officeooo:rsid="00747452" officeooo:paragraph-rsid="00747452" style:font-size-asian="8.75pt" style:font-weight-asian="bold" style:font-size-complex="10pt" style:font-weight-complex="bold"/>
    </style:style>
    <style:style style:name="P12" style:family="paragraph" style:parent-style-name="Standard">
      <style:paragraph-properties style:line-height-at-least="0.198in"/>
      <style:text-properties fo:color="#000000" style:font-name="Liberation Mono" fo:font-size="12pt" fo:font-weight="bold" officeooo:rsid="007ca93c" officeooo:paragraph-rsid="007ca93c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198in"/>
      <style:text-properties fo:color="#000000" style:font-name="Liberation Mono" fo:font-size="10pt" officeooo:rsid="00af7807" officeooo:paragraph-rsid="00af7807" style:font-size-asian="8.75pt" style:font-size-complex="10pt"/>
    </style:style>
    <style:style style:name="T1" style:family="text">
      <style:text-properties officeooo:rsid="007875c7"/>
    </style:style>
    <style:style style:name="T2" style:family="text">
      <style:text-properties officeooo:rsid="007a4c02"/>
    </style:style>
    <style:style style:name="T3" style:family="text">
      <style:text-properties officeooo:rsid="007ca93c"/>
    </style:style>
    <style:style style:name="T4" style:family="text">
      <style:text-properties officeooo:rsid="007d67fa"/>
    </style:style>
    <style:style style:name="T5" style:family="text">
      <style:text-properties officeooo:rsid="00857f89"/>
    </style:style>
    <style:style style:name="T6" style:family="text">
      <style:text-properties officeooo:rsid="008e6fc9"/>
    </style:style>
    <style:style style:name="T7" style:family="text">
      <style:text-properties officeooo:rsid="00923b3b"/>
    </style:style>
    <style:style style:name="T8" style:family="text">
      <style:text-properties officeooo:rsid="009fd740"/>
    </style:style>
    <style:style style:name="T9" style:family="text">
      <style:text-properties officeooo:rsid="00a083d7"/>
    </style:style>
    <style:style style:name="T10" style:family="text">
      <style:text-properties officeooo:rsid="00a472e1"/>
    </style:style>
    <style:style style:name="T11" style:family="text">
      <style:text-properties officeooo:rsid="00a7b059"/>
    </style:style>
    <style:style style:name="T12" style:family="text">
      <style:text-properties officeooo:rsid="00a882b5"/>
    </style:style>
    <style:style style:name="T13" style:family="text">
      <style:text-properties officeooo:rsid="00ac3040"/>
    </style:style>
    <style:style style:name="T14" style:family="text">
      <style:text-properties officeooo:rsid="00ac4c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ency의 주기 정보 범위는 Frequency 주기 정보 범위의 2배로 한다. <text:span text:style-name="T10">( → 이 부분은 변할 수 있다)</text:span></text:p>
      <text:p text:style-name="P2">그 이유는 </text:p>
      <text:p text:style-name="P3">일정한 주기마다 Frequency정보를 리셋하는 것처럼 </text:p>
      <text:p text:style-name="P3">Recency 정보도 리셋할 때에 이전 주기의 정보를 보존하는 것이 더 정확도가 높을 것이다.</text:p>
      <text:p text:style-name="P3">Frequency 정보와 Recency 정보를 바탕으로 대략적인 Stack Distance 정보를 얻어낼 것인데</text:p>
      <text:p text:style-name="P3">이를 위해서 <text:span text:style-name="T1">S</text:span>tack <text:span text:style-name="T1">D</text:span>istance 정보를 저장하는 위치를 두 개 설정해놓는 것이 나을 것이다.</text:p>
      <text:p text:style-name="P3"/>
      <text:p text:style-name="P4">Frequency는 기본적으로 Counting Bloom Filter 자료구조를 사용한다.</text:p>
      <text:p text:style-name="P10">Recency는 . . . boolean 정보를 저장하는 비트의 2<text:span text:style-name="T4">D-Array</text:span>이다.</text:p>
      <text:p text:style-name="P1"/>
      <text:p text:style-name="P1"/>
      <text:p text:style-name="P1">(아래는 하나의 예시 상황일 뿐이다. 세부적인 값은 얼마든지 변할 수 있다)</text:p>
      <text:p text:style-name="P1">예를 들어서 Frequency 주기로 0 ~ <text:span text:style-name="T11">N 을</text:span> 저장할 수 있다면 (<text:span text:style-name="T12">e.g. NF = 16)</text:span></text:p>
      <text:p text:style-name="P1">Recency 주기는 0 ~ 2<text:span text:style-name="T11">N 으</text:span>로 저장한다. <text:span text:style-name="T5">(e.g. NR = 32, [NR === NF*2])</text:span></text:p>
      <text:p text:style-name="P3"/>
      <text:p text:style-name="P5">Recency는 주기를 여러개의 슬라이스로 나누고 각 슬라이스마다 번호를 부여하고 해당 슬라이스 내에 액세스가 발생할 때마다 몇번 슬라이스였는지를 기록한다.</text:p>
      <text:p text:style-name="P5">슬라이스 번호 중에 <text:span text:style-name="T12">0 ~ N </text:span>에는 과거의 정보가 저장되어 있다. <text:span text:style-name="T12">N+1 </text:span>~ <text:span text:style-name="T12">2N </text:span>에는 최근의 정보가 저장되어 있다.</text:p>
      <text:p text:style-name="P5"/>
      <text:p text:style-name="P6">Recency 정보를 리셋할 때에는 </text:p>
      <text:p text:style-name="P6"/>
      <text:p text:style-name="P11">if (X – NR/2) &lt; 0</text:p>
      <text:p text:style-name="P11"><text:tab/>X = 0</text:p>
      <text:p text:style-name="P11">else</text:p>
      <text:p text:style-name="P11"><text:tab/>X = <text:span text:style-name="T8">X/2</text:span></text:p>
      <text:p text:style-name="P6"/>
      <text:p text:style-name="P6">와 같이 한다.</text:p>
      <text:p text:style-name="P6"/>
      <text:p text:style-name="P6">단, 새롭게 액세스가 발생할 때마다 이전 슬라이스 번호와 현재 슬라이스 번호의 차이를 바탕으로 <text:span text:style-name="T1">Stack Distance(ST라고 줄여서 부르자) 정보를 업데이트 한다.</text:span></text:p>
      <text:p text:style-name="P7">예를 들어서 </text:p>
      <text:p text:style-name="P7">이번에 블록 <text:span text:style-name="T2">X에 대한 액세스가 발생했는데 X의 마지막 Recency에 3이 기록되어 있었고 이번에 5를 기록할 차례라면</text:span></text:p>
      <text:p text:style-name="P8">ST = ST + (5 – 3). . . 아니면 ST = ST + (5-3)^2</text:p>
      <text:p text:style-name="P8">로 업데이트한다.</text:p>
      <text:p text:style-name="P8">이번에 블록 X에 대한 액세스가 발생했는데 X의 마지막 Recency에 8이 기록되어 있었고 이번에 8을 기록할 차레라면 </text:p>
      <text:p text:style-name="P8">ST = ST <text:span text:style-name="T13">x</text:span> <text:span text:style-name="T9">0.9 (10% 감소) . . . 아니면 <text:s/>ST = ST x 0.8 (20% 감소)</text:span></text:p>
      <text:p text:style-name="P8">로 없데이트한다.</text:p>
      <text:p text:style-name="P8"/>
      <text:p text:style-name="P8">그리고 두 개의 <text:span text:style-name="T6">ST 변수를 번갈아가면서 사용한다. (이것도 필수적인것은 아니다. 하나의 ST변수가 더 나을 수도 있다)</text:span></text:p>
      <text:p text:style-name="P8"/>
      <text:p text:style-name="P8">이와 같은 방법으로 정보를 처리하면</text:p>
      <text:p text:style-name="P8">가장 최근에 액세스한 블록에의 요청이 증가할 경우 <text:span text:style-name="T3">Stack Distance는 감소할 것이다.</text:span></text:p>
      <text:p text:style-name="P8">오래 전에 액세스한 블록에의 요청이 감소할 경우 <text:span text:style-name="T3">Stack Distance는 증가할 것이다.</text:span></text:p>
      <text:p text:style-name="P9">ST 정보에 따라서 <text:span text:style-name="T7">dynamic workload에 효율적으로 대응할 수 있게 된다.</text:span></text:p>
      <text:p text:style-name="P9"/>
      <text:p text:style-name="P9"/>
      <text:p text:style-name="P12">위의 방법에서 가장 골치아픈 부분은 <text:span text:style-name="T14">ST를 증가시키고 감소시키는 변화량을 어떻게 설정할 것인가 하는 문제이다.</text:span></text:p>
      <text:p text:style-name="P9"/>
      <text:p text:style-name="P13">테스트 : <text:a xlink:type="simple" xlink:href="https://github.com/OptimistLabyrinth/hot_cold_identify_test.git" text:style-name="Internet_20_link" text:visited-style-name="Visited_20_Internet_20_Link">https://github.com/OptimistLabyrinth/hot_cold_identify_test.git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6:51:11.919675054</meta:creation-date>
    <meta:generator>LibreOffice/6.0.7.3$Linux_X86_64 LibreOffice_project/00m0$Build-3</meta:generator>
    <dc:date>2019-03-02T10:44:08.365548898</dc:date>
    <meta:editing-duration>PT13H26M1S</meta:editing-duration>
    <meta:editing-cycles>118</meta:editing-cycles>
    <meta:document-statistic meta:table-count="0" meta:image-count="0" meta:object-count="0" meta:page-count="1" meta:paragraph-count="34" meta:word-count="819" meta:character-count="1456" meta:non-whitespace-character-count="1146"/>
  </office:meta>
</office:document-meta>
</file>